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625in"/>
    </style:style>
    <style:style style:name="Table10.B" style:family="table-column">
      <style:table-column-properties style:column-width="1.1875in"/>
    </style:style>
    <style:style style:name="Table10.C" style:family="table-column">
      <style:table-column-properties style:column-width="1.3681in"/>
    </style:style>
    <style:style style:name="Table10.D" style:family="table-column">
      <style:table-column-properties style:column-width="2.756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4931in"/>
    </style:style>
    <style:style style:name="Table1.D" style:family="table-column">
      <style:table-column-properties style:column-width="2.7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25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4375in"/>
    </style:style>
    <style:style style:name="Table3.C" style:family="table-column">
      <style:table-column-properties style:column-width="1.3313in"/>
    </style:style>
    <style:style style:name="Table3.D" style:family="table-column">
      <style:table-column-properties style:column-width="0.9896in"/>
    </style:style>
    <style:style style:name="Table3.E" style:family="table-column">
      <style:table-column-properties style:column-width="0.9889in"/>
    </style:style>
    <style:style style:name="Table3.F" style:family="table-column">
      <style:table-column-properties style:column-width="1.190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1875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125in"/>
    </style:style>
    <style:style style:name="Table4.C" style:family="table-column">
      <style:table-column-properties style:column-width="2.0625in"/>
    </style:style>
    <style:style style:name="Table4.D" style:family="table-column">
      <style:table-column-properties style:column-width="2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25in" fo:margin-left="0in" table:align="left"/>
    </style:style>
    <style:style style:name="Table6.A" style:family="table-column">
      <style:table-column-properties style:column-width="1.4833in"/>
    </style:style>
    <style:style style:name="Table6.B" style:family="table-column">
      <style:table-column-properties style:column-width="1.484in"/>
    </style:style>
    <style:style style:name="Table6.C" style:family="table-column">
      <style:table-column-properties style:column-width="0.9889in"/>
    </style:style>
    <style:style style:name="Table6.D" style:family="table-column">
      <style:table-column-properties style:column-width="0.9896in"/>
    </style:style>
    <style:style style:name="Table6.F" style:family="table-column">
      <style:table-column-properties style:column-width="1.315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7ae15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18c32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8c327" officeooo:paragraph-rsid="0018c327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5pt" fo:font-weight="bold" officeooo:rsid="00029e35" officeooo:paragraph-rsid="0017ae15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7ae15"/>
    </style:style>
    <style:style style:name="P6" style:family="paragraph" style:parent-style-name="Standard">
      <style:text-properties officeooo:paragraph-rsid="0018c327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029e35" officeooo:paragraph-rsid="0017ae15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029e35" officeooo:paragraph-rsid="0018c327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103483" officeooo:paragraph-rsid="0017ae15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103483" officeooo:paragraph-rsid="0018c327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fa0ce" officeooo:paragraph-rsid="0017ae15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fa0ce" officeooo:paragraph-rsid="0018c327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42041" officeooo:paragraph-rsid="0017ae15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42041" officeooo:paragraph-rsid="0018c327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2f54d3" officeooo:paragraph-rsid="0017ae15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110fad" officeooo:paragraph-rsid="0017ae15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18c327" officeooo:paragraph-rsid="0018c327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195288" officeooo:paragraph-rsid="00195288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officeooo:paragraph-rsid="0017ae15"/>
    </style:style>
    <style:style style:name="P20" style:family="paragraph" style:parent-style-name="Table_20_Contents">
      <style:paragraph-properties fo:text-align="center" style:justify-single-word="false"/>
      <style:text-properties officeooo:paragraph-rsid="0018c327"/>
    </style:style>
    <style:style style:name="P21" style:family="paragraph" style:parent-style-name="Standard">
      <style:text-properties fo:font-size="15pt" fo:font-weight="bold" officeooo:rsid="0017ae15" officeooo:paragraph-rsid="0018c327" style:font-size-asian="15pt" style:font-weight-asian="bold" style:font-size-complex="15pt" style:font-weight-complex="bold"/>
    </style:style>
    <style:style style:name="P22" style:family="paragraph" style:parent-style-name="Standard">
      <style:text-properties officeooo:paragraph-rsid="0018c327"/>
    </style:style>
    <style:style style:name="P23" style:family="paragraph" style:parent-style-name="Standard">
      <style:text-properties fo:font-size="13pt" fo:font-weight="normal" officeooo:rsid="00029e35" officeooo:paragraph-rsid="001ba205" style:font-size-asian="13pt" style:font-weight-asian="normal" style:font-size-complex="13pt" style:font-weight-complex="normal"/>
    </style:style>
    <style:style style:name="P24" style:family="paragraph" style:parent-style-name="Standard">
      <style:text-properties officeooo:paragraph-rsid="001ba205"/>
    </style:style>
    <style:style style:name="P25" style:family="paragraph" style:parent-style-name="Table_20_Contents">
      <style:paragraph-properties fo:text-align="center" style:justify-single-word="false"/>
      <style:text-properties officeooo:paragraph-rsid="001edf9e"/>
    </style:style>
    <style:style style:name="P26" style:family="paragraph" style:parent-style-name="Table_20_Contents">
      <style:paragraph-properties fo:text-align="center" style:justify-single-word="false"/>
      <style:text-properties officeooo:paragraph-rsid="001ba205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029e35" officeooo:paragraph-rsid="001ba205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103483" officeooo:paragraph-rsid="001ba205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149edd" officeooo:paragraph-rsid="001ba205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0fa0ce" officeooo:paragraph-rsid="001ba205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042041" officeooo:paragraph-rsid="001ba205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110fad" officeooo:paragraph-rsid="001ba205" style:font-size-asian="13pt" style:font-size-complex="13pt"/>
    </style:style>
    <style:style style:name="T1" style:family="text">
      <style:text-properties fo:font-size="15pt" fo:font-weight="bold" officeooo:rsid="00103483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7ae15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db72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ba205" style:font-size-asian="15pt" style:font-weight-asian="bold" style:font-size-complex="15pt" style:font-weight-complex="bold"/>
    </style:style>
    <style:style style:name="T6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17ae15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db72d" style:font-size-asian="13pt" style:font-weight-asian="normal" style:font-size-complex="13pt" style:font-weight-complex="normal"/>
    </style:style>
    <style:style style:name="T10" style:family="text">
      <style:text-properties fo:font-size="13pt" officeooo:rsid="00103483" style:font-size-asian="13pt" style:font-size-complex="13pt"/>
    </style:style>
    <style:style style:name="T11" style:family="text">
      <style:text-properties fo:font-size="13pt" officeooo:rsid="001a1863" style:font-size-asian="13pt" style:font-size-complex="13pt"/>
    </style:style>
    <style:style style:name="T12" style:family="text">
      <style:text-properties fo:font-size="13pt" officeooo:rsid="001ba976" style:font-size-asian="13pt" style:font-size-complex="13pt"/>
    </style:style>
    <style:style style:name="T13" style:family="text">
      <style:text-properties fo:font-size="13pt" officeooo:rsid="0012159e" style:font-size-asian="13pt" style:font-size-complex="13pt"/>
    </style:style>
    <style:style style:name="T14" style:family="text">
      <style:text-properties fo:font-size="13pt" officeooo:rsid="00029e35" style:font-size-asian="13pt" style:font-size-complex="13pt"/>
    </style:style>
    <style:style style:name="T15" style:family="text">
      <style:text-properties fo:font-size="13pt" officeooo:rsid="0017ae15" style:font-size-asian="13pt" style:font-size-complex="13pt"/>
    </style:style>
    <style:style style:name="T16" style:family="text">
      <style:text-properties fo:font-size="13pt" officeooo:rsid="001a8b9d" style:font-size-asian="13pt" style:font-size-complex="13pt"/>
    </style:style>
    <style:style style:name="T17" style:family="text">
      <style:text-properties fo:font-size="13pt" officeooo:rsid="0018c327" style:font-size-asian="13pt" style:font-size-complex="13pt"/>
    </style:style>
    <style:style style:name="T18" style:family="text">
      <style:text-properties fo:font-size="13pt" officeooo:rsid="00149edd" style:font-size-asian="13pt" style:font-size-complex="13pt"/>
    </style:style>
    <style:style style:name="T19" style:family="text">
      <style:text-properties fo:font-size="13pt" officeooo:rsid="001edf9e" style:font-size-asian="13pt" style:font-size-complex="13pt"/>
    </style:style>
    <style:style style:name="T20" style:family="text">
      <style:text-properties fo:font-size="13pt" officeooo:rsid="001db72d" style:font-size-asian="13pt" style:font-size-complex="13pt"/>
    </style:style>
    <style:style style:name="T21" style:family="text">
      <style:text-properties fo:font-size="13pt" officeooo:rsid="001dfd61" style:font-size-asian="13pt" style:font-size-complex="13pt"/>
    </style:style>
    <style:style style:name="T22" style:family="text">
      <style:text-properties fo:font-size="13pt" officeooo:rsid="00042041" style:font-size-asian="13pt" style:font-size-complex="13pt"/>
    </style:style>
    <style:style style:name="T23" style:family="text">
      <style:text-properties fo:font-size="13pt" officeooo:rsid="001c99cb" style:font-size-asian="13pt" style:font-size-complex="13pt"/>
    </style:style>
    <style:style style:name="T24" style:family="text">
      <style:text-properties fo:font-size="13pt" officeooo:rsid="001cdac7" style:font-size-asian="13pt" style:font-size-complex="13pt"/>
    </style:style>
    <style:style style:name="T25" style:family="text">
      <style:text-properties officeooo:rsid="00110fad"/>
    </style:style>
    <style:style style:name="T26" style:family="text">
      <style:text-properties officeooo:rsid="0017ae15"/>
    </style:style>
    <style:style style:name="T27" style:family="text">
      <style:text-properties officeooo:rsid="00195288"/>
    </style:style>
    <style:style style:name="T28" style:family="text">
      <style:text-properties officeooo:rsid="001ba205"/>
    </style:style>
    <style:style style:name="T29" style:family="text">
      <style:text-properties officeooo:rsid="001c99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eld Specifications:</text:p>
      <text:p text:style-name="P4"/>
      <text:p text:style-name="P5"><text:span text:style-name="T3">hotel_</text:span><text:span text:style-name="T1">ratings</text:span><text:span text:style-name="T2"> </text:span><text:span text:style-name="T6">table: (Field name: “</text:span><text:span text:style-name="T8">hotel rating </text:span><text:span text:style-name="T7">id</text:span><text:span text:style-name="T6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207455938304">
          <table:table-cell table:style-name="Table10.A1" office:value-type="string">
            <text:p text:style-name="P7">Field Name</text:p>
          </table:table-cell>
          <table:table-cell table:style-name="Table10.A1" office:value-type="string">
            <text:p text:style-name="P7">Parent table</text:p>
          </table:table-cell>
          <table:table-cell table:style-name="Table10.A1" office:value-type="string">
            <text:p text:style-name="P7">Specification Type</text:p>
          </table:table-cell>
          <table:table-cell table:style-name="Table10.D1" office:value-type="string">
            <text:p text:style-name="P7">Description</text:p>
          </table:table-cell>
        </table:table-row>
        <table:table-row table:style-name="TableLine94207508723632">
          <table:table-cell table:style-name="Table10.A2" office:value-type="string">
            <text:p text:style-name="P19"><text:span text:style-name="T15">hotel_</text:span><text:span text:style-name="T10">rating</text:span><text:span text:style-name="T11">_id</text:span></text:p>
          </table:table-cell>
          <table:table-cell table:style-name="Table10.A2" office:value-type="string">
            <text:p text:style-name="P9"><text:span text:style-name="T26">Hotel_</text:span>Ratings</text:p>
          </table:table-cell>
          <table:table-cell table:style-name="Table10.A2" office:value-type="string">
            <text:p text:style-name="P7">Unique</text:p>
          </table:table-cell>
          <table:table-cell table:style-name="Table10.D2" office:value-type="string">
            <text:p text:style-name="P19"><text:span text:style-name="T12">Unique number to identify a </text:span><text:span text:style-name="T13">rating that maps </text:span><text:span text:style-name="T24">to </text:span><text:span text:style-name="T15">a</text:span><text:span text:style-name="T13"> hotel</text:span><text:span text:style-name="T14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207486931008">
          <table:table-cell table:style-name="Table11.A1" office:value-type="string">
            <text:p text:style-name="P7">Datatype</text:p>
          </table:table-cell>
          <table:table-cell table:style-name="Table11.A1" office:value-type="string">
            <text:p text:style-name="P7">length</text:p>
          </table:table-cell>
          <table:table-cell table:style-name="Table11.C1" office:value-type="string">
            <text:p text:style-name="P7">Character Support</text:p>
          </table:table-cell>
        </table:table-row>
        <table:table-row table:style-name="TableLine94207486937056">
          <table:table-cell table:style-name="Table11.A2" office:value-type="string">
            <text:p text:style-name="P11">Numeric</text:p>
          </table:table-cell>
          <table:table-cell table:style-name="Table11.A2" office:value-type="string">
            <text:p text:style-name="P11">4</text:p>
          </table:table-cell>
          <table:table-cell table:style-name="Table11.C2" office:value-type="string">
            <text:p text:style-name="P11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207486939952">
          <table:table-cell table:style-name="Table12.A1" office:value-type="string">
            <text:p text:style-name="P13">Key type</text:p>
          </table:table-cell>
          <table:table-cell table:style-name="Table12.A1" office:value-type="string">
            <text:p text:style-name="P15">Key Structure</text:p>
          </table:table-cell>
          <table:table-cell table:style-name="Table12.A1" office:value-type="string">
            <text:p text:style-name="P13">Uniqueness</text:p>
          </table:table-cell>
          <table:table-cell table:style-name="Table12.A1" office:value-type="string">
            <text:p text:style-name="P13">Null Support</text:p>
          </table:table-cell>
          <table:table-cell table:style-name="Table12.A1" office:value-type="string">
            <text:p text:style-name="P13">Values enter<text:span text:style-name="T25">ed</text:span> by</text:p>
          </table:table-cell>
          <table:table-cell table:style-name="Table12.A1" office:value-type="string">
            <text:p text:style-name="P13">Required value</text:p>
          </table:table-cell>
          <table:table-cell table:style-name="Table12.G1" office:value-type="string">
            <text:p text:style-name="P13">Edit rule</text:p>
          </table:table-cell>
        </table:table-row>
        <table:table-row table:style-name="TableLine94207486953632">
          <table:table-cell table:style-name="Table12.A2" office:value-type="string">
            <text:p text:style-name="P16">Primary</text:p>
          </table:table-cell>
          <table:table-cell table:style-name="Table12.A2" office:value-type="string">
            <text:p text:style-name="P15">Simple</text:p>
          </table:table-cell>
          <table:table-cell table:style-name="Table12.A2" office:value-type="string">
            <text:p text:style-name="P13"><text:span text:style-name="T25">U</text:span>nique</text:p>
          </table:table-cell>
          <table:table-cell table:style-name="Table12.A2" office:value-type="string">
            <text:p text:style-name="P13">No null</text:p>
          </table:table-cell>
          <table:table-cell table:style-name="Table12.A2" office:value-type="string">
            <text:p text:style-name="P16">System</text:p>
          </table:table-cell>
          <table:table-cell table:style-name="Table12.A2" office:value-type="string">
            <text:p text:style-name="P13">Yes</text:p>
          </table:table-cell>
          <table:table-cell table:style-name="Table12.G2" office:value-type="string">
            <text:p text:style-name="P13">Enter now, edits not allowed</text:p>
          </table:table-cell>
        </table:table-row>
      </table:table>
      <text:p text:style-name="P21"/>
      <text:p text:style-name="P6"><text:span text:style-name="T3"/></text:p>
      <text:p text:style-name="P24"><text:span text:style-name="T5">hotel</text:span><text:span text:style-name="T4">_</text:span><text:span text:style-name="T1">ratings</text:span><text:span text:style-name="T2"> </text:span><text:span text:style-name="T6">table: (Field name: “</text:span><text:span text:style-name="T9">rating</text:span><text:span text:style-name="T7"> id</text:span><text:span text:style-name="T6">”)</text:span></text:p>
      <text:p text:style-name="P23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207479967488">
          <table:table-cell table:style-name="Table4.A1" office:value-type="string">
            <text:p text:style-name="P27">Field Name</text:p>
          </table:table-cell>
          <table:table-cell table:style-name="Table4.A1" office:value-type="string">
            <text:p text:style-name="P27">Parent table</text:p>
          </table:table-cell>
          <table:table-cell table:style-name="Table4.A1" office:value-type="string">
            <text:p text:style-name="P27">Specification Type</text:p>
          </table:table-cell>
          <table:table-cell table:style-name="Table4.D1" office:value-type="string">
            <text:p text:style-name="P27">Description</text:p>
          </table:table-cell>
        </table:table-row>
        <table:table-row table:style-name="TableLine94207507579904">
          <table:table-cell table:style-name="Table4.A2" office:value-type="string">
            <text:p text:style-name="P26"><text:span text:style-name="T20">rating</text:span><text:span text:style-name="T11">_id</text:span></text:p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9">Replica</text:p>
          </table:table-cell>
          <table:table-cell table:style-name="Table4.D2" office:value-type="string">
            <text:p text:style-name="P26"><text:span text:style-name="T12">Unique number </text:span><text:span text:style-name="T18">that identifies a </text:span><text:span text:style-name="T20">rating that was done by this user</text:span><text:span text:style-name="T18">, </text:span><text:span text:style-name="T20">This gives us the complete information of rating and review.</text:span></text:p>
          </table:table-cell>
        </table:table-row>
      </table:table>
      <text:p text:style-name="P23"/>
      <text:p text:style-name="P23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207406885120">
          <table:table-cell table:style-name="Table5.A1" office:value-type="string">
            <text:p text:style-name="P27">Datatype</text:p>
          </table:table-cell>
          <table:table-cell table:style-name="Table5.A1" office:value-type="string">
            <text:p text:style-name="P27">length</text:p>
          </table:table-cell>
          <table:table-cell table:style-name="Table5.C1" office:value-type="string">
            <text:p text:style-name="P27">Character Support</text:p>
          </table:table-cell>
        </table:table-row>
        <table:table-row table:style-name="TableLine94207475684928">
          <table:table-cell table:style-name="Table5.A2" office:value-type="string">
            <text:p text:style-name="P30">Numeric</text:p>
          </table:table-cell>
          <table:table-cell table:style-name="Table5.A2" office:value-type="string">
            <text:p text:style-name="P30">4</text:p>
          </table:table-cell>
          <table:table-cell table:style-name="Table5.C2" office:value-type="string">
            <text:p text:style-name="P30">Numbers</text:p>
          </table:table-cell>
        </table:table-row>
      </table:table>
      <text:p text:style-name="P23"/>
      <text:p text:style-name="P23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Line94207522410336">
          <table:table-cell table:style-name="Table6.A1" office:value-type="string">
            <text:p text:style-name="P31">Key type</text:p>
          </table:table-cell>
          <table:table-cell table:style-name="Table6.A1" office:value-type="string">
            <text:p text:style-name="P31">Uniqueness</text:p>
          </table:table-cell>
          <table:table-cell table:style-name="Table6.A1" office:value-type="string">
            <text:p text:style-name="P31">Null Support</text:p>
          </table:table-cell>
          <table:table-cell table:style-name="Table6.A1" office:value-type="string">
            <text:p text:style-name="P31">Values enter<text:span text:style-name="T25">ed</text:span> by</text:p>
          </table:table-cell>
          <table:table-cell table:style-name="Table6.A1" office:value-type="string">
            <text:p text:style-name="P31">Required value</text:p>
          </table:table-cell>
          <table:table-cell table:style-name="Table6.F1" office:value-type="string">
            <text:p text:style-name="P31">Edit rule</text:p>
          </table:table-cell>
        </table:table-row>
        <table:table-row table:style-name="TableLine94207522168832"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26"><text:span text:style-name="T21">U</text:span><text:span text:style-name="T22">nique</text:span></text:p>
          </table:table-cell>
          <table:table-cell table:style-name="Table6.A2" office:value-type="string">
            <text:p text:style-name="P31">No null</text:p>
          </table:table-cell>
          <table:table-cell table:style-name="Table6.A2" office:value-type="string">
            <text:p text:style-name="P29">User</text:p>
          </table:table-cell>
          <table:table-cell table:style-name="Table6.A2" office:value-type="string">
            <text:p text:style-name="P31">Yes</text:p>
          </table:table-cell>
          <table:table-cell table:style-name="Table6.F2" office:value-type="string">
            <text:p text:style-name="P31">Enter now, edits not allowed</text:p>
          </table:table-cell>
        </table:table-row>
      </table:table>
      <text:p text:style-name="P23"><text:span text:style-name="T3"/></text:p>
      <text:p text:style-name="P6"><text:soft-page-break/><text:span text:style-name="T3"/></text:p>
      <text:p text:style-name="P6"><text:span text:style-name="T3">hotel_</text:span><text:span text:style-name="T1">ratings</text:span><text:span text:style-name="T2"> </text:span><text:span text:style-name="T6">table: (Field name: “</text:span><text:span text:style-name="T8">hotel </text:span><text:span text:style-name="T7">id</text:span><text:span text:style-name="T6">”)</text:span></text:p>
      <text:p text:style-name="P2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07486964928">
          <table:table-cell table:style-name="Table1.A1" office:value-type="string">
            <text:p text:style-name="P8">Field Name</text:p>
          </table:table-cell>
          <table:table-cell table:style-name="Table1.A1" office:value-type="string">
            <text:p text:style-name="P8">Parent table</text:p>
          </table:table-cell>
          <table:table-cell table:style-name="Table1.A1" office:value-type="string">
            <text:p text:style-name="P8">Specification Type</text:p>
          </table:table-cell>
          <table:table-cell table:style-name="Table1.D1" office:value-type="string">
            <text:p text:style-name="P8">Description</text:p>
          </table:table-cell>
        </table:table-row>
        <table:table-row table:style-name="TableLine94207487016464">
          <table:table-cell table:style-name="Table1.A2" office:value-type="string">
            <text:p text:style-name="P20"><text:span text:style-name="T15">hotel_</text:span><text:span text:style-name="T11">id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7">Replica</text:p>
          </table:table-cell>
          <table:table-cell table:style-name="Table1.D2" office:value-type="string">
            <text:p text:style-name="P25"><text:span text:style-name="T12">Unique number </text:span><text:span text:style-name="T18">that identifies a </text:span><text:span text:style-name="T23">hotel</text:span><text:span text:style-name="T18">. </text:span><text:span text:style-name="T19">We use this information to map a unique rating to a </text:span><text:span text:style-name="T23">hotel</text:span><text:span text:style-name="T19">.</text:span></text:p>
          </table:table-cell>
        </table:table-row>
      </table:table>
      <text:p text:style-name="P2"/>
      <text:p text:style-name="P2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07487019696">
          <table:table-cell table:style-name="Table2.A1" office:value-type="string">
            <text:p text:style-name="P8">Datatype</text:p>
          </table:table-cell>
          <table:table-cell table:style-name="Table2.A1" office:value-type="string">
            <text:p text:style-name="P8">length</text:p>
          </table:table-cell>
          <table:table-cell table:style-name="Table2.C1" office:value-type="string">
            <text:p text:style-name="P8">Character Support</text:p>
          </table:table-cell>
        </table:table-row>
        <table:table-row table:style-name="TableLine94207487026064">
          <table:table-cell table:style-name="Table2.A2" office:value-type="string">
            <text:p text:style-name="P12">Numeric</text:p>
          </table:table-cell>
          <table:table-cell table:style-name="Table2.A2" office:value-type="string">
            <text:p text:style-name="P12">4</text:p>
          </table:table-cell>
          <table:table-cell table:style-name="Table2.C2" office:value-type="string">
            <text:p text:style-name="P12">Numbers</text:p>
          </table:table-cell>
        </table:table-row>
      </table:table>
      <text:p text:style-name="P2"/>
      <text:p text:style-name="P2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207487028576">
          <table:table-cell table:style-name="Table3.A1" office:value-type="string">
            <text:p text:style-name="P14">Key type</text:p>
          </table:table-cell>
          <table:table-cell table:style-name="Table3.A1" office:value-type="string">
            <text:p text:style-name="P14">Uniqueness</text:p>
          </table:table-cell>
          <table:table-cell table:style-name="Table3.A1" office:value-type="string">
            <text:p text:style-name="P14">Null Support</text:p>
          </table:table-cell>
          <table:table-cell table:style-name="Table3.A1" office:value-type="string">
            <text:p text:style-name="P14">Values enter<text:span text:style-name="T25">ed</text:span> by</text:p>
          </table:table-cell>
          <table:table-cell table:style-name="Table3.A1" office:value-type="string">
            <text:p text:style-name="P14">Required value</text:p>
          </table:table-cell>
          <table:table-cell table:style-name="Table3.F1" office:value-type="string">
            <text:p text:style-name="P14">Edit rule</text:p>
          </table:table-cell>
        </table:table-row>
        <table:table-row table:style-name="TableLine94207487040864"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4"><text:span text:style-name="T27">Non-u</text:span>nique</text:p>
          </table:table-cell>
          <table:table-cell table:style-name="Table3.A2" office:value-type="string">
            <text:p text:style-name="P14">No null</text:p>
          </table:table-cell>
          <table:table-cell table:style-name="Table3.A2" office:value-type="string">
            <text:p text:style-name="P18">User</text:p>
          </table:table-cell>
          <table:table-cell table:style-name="Table3.A2" office:value-type="string">
            <text:p text:style-name="P14">Yes</text:p>
          </table:table-cell>
          <table:table-cell table:style-name="Table3.F2" office:value-type="string">
            <text:p text:style-name="P14">Enter now, edits not allow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00:35:32.085885975</meta:creation-date>
    <dc:date>2022-06-27T05:48:58.404663608</dc:date>
    <meta:editing-duration>PT11M3S</meta:editing-duration>
    <meta:editing-cycles>8</meta:editing-cycles>
    <meta:generator>LibreOffice/6.4.7.2$Linux_X86_64 LibreOffice_project/40$Build-2</meta:generator>
    <meta:document-statistic meta:table-count="9" meta:image-count="0" meta:object-count="0" meta:page-count="2" meta:paragraph-count="89" meta:word-count="209" meta:character-count="1342" meta:non-whitespace-character-count="1222"/>
  </office:meta>
</office:document-meta>
</file>